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3180"/>
    </style:style>
    <style:style style:name="P2" style:family="paragraph" style:parent-style-name="Standard" style:list-style-name="L1">
      <style:text-properties officeooo:rsid="0011c88d" officeooo:paragraph-rsid="0011c88d"/>
    </style:style>
    <style:style style:name="T1" style:family="text">
      <style:text-properties officeooo:rsid="000f31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8035179" text:style-name="L1">
        <text:list-item>
          <text:p text:style-name="P1"><text:span text:style-name="T1">Playing with goodreads api and getting familiar</text:span></text:p>
        </text:list-item>
        <text:list-item>
          <text:p text:style-name="P2">getting used to xml </text:p>
        </text:list-item>
        <text:list-item>
          <text:p text:style-name="P2">playing with ElementT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9:58.021890626</meta:creation-date>
    <dc:date>2018-11-14T19:54:00.635199220</dc:date>
    <meta:editing-duration>PT53M30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3" meta:word-count="17" meta:character-count="94" meta:non-whitespace-character-count="82"/>
  </office:meta>
</office:document-meta>
</file>